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7102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2709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0.421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1.6543in"/>
    </style:style>
    <style:style style:name="co14" style:family="table-column">
      <style:table-column-properties fo:break-before="auto" style:column-width="2.7902in"/>
    </style:style>
    <style:style style:name="co15" style:family="table-column">
      <style:table-column-properties fo:break-before="auto" style:column-width="3.3161in"/>
    </style:style>
    <style:style style:name="co16" style:family="table-column">
      <style:table-column-properties fo:break-before="auto" style:column-width="1.7398in"/>
    </style:style>
    <style:style style:name="co17" style:family="table-column">
      <style:table-column-properties fo:break-before="auto" style:column-width="0.7217in"/>
    </style:style>
    <style:style style:name="co18" style:family="table-column">
      <style:table-column-properties fo:break-before="auto" style:column-width="0.4319in"/>
    </style:style>
    <style:style style:name="co19" style:family="table-column">
      <style:table-column-properties fo:break-before="auto" style:column-width="0.9681in"/>
    </style:style>
    <style:style style:name="co20" style:family="table-column">
      <style:table-column-properties fo:break-before="auto" style:column-width="0.7965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1" calcext:value-type="float">
            <text:p>1.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1" calcext:value-type="float">
            <text:p>1.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NORM_OF_PROJECTED_GRADIENT_&lt;=_PGTO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305.93347810144" calcext:value-type="float">
            <text:p>9305.9334781014</text:p>
          </table:table-cell>
          <table:table-cell office:value-type="float" office:value="0" calcext:value-type="float">
            <text:p>0</text:p>
          </table:table-cell>
          <table:table-cell office:value-type="float" office:value="0.000400049399019053" calcext:value-type="float">
            <text:p>0.000400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9305.93347810103" calcext:value-type="float">
            <text:p>9305.933478101</text:p>
          </table:table-cell>
          <table:table-cell office:value-type="float" office:value="0.0000356736524480539" calcext:value-type="float">
            <text:p>3.56736524480539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305.93347810703" calcext:value-type="float">
            <text:p>9305.933478107</text:p>
          </table:table-cell>
          <table:table-cell office:value-type="float" office:value="0" calcext:value-type="float">
            <text:p>0</text:p>
          </table:table-cell>
          <table:table-cell office:value-type="float" office:value="0.00275913009792461" calcext:value-type="float">
            <text:p>0.002759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305.93347810103" calcext:value-type="float">
            <text:p>9305.933478101</text:p>
          </table:table-cell>
          <table:table-cell office:value-type="float" office:value="0.000000433746677686031" calcext:value-type="float">
            <text:p>4.33746677686031E-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305.93347810705" calcext:value-type="float">
            <text:p>9305.9334781071</text:p>
          </table:table-cell>
          <table:table-cell office:value-type="float" office:value="0" calcext:value-type="float">
            <text:p>0</text:p>
          </table:table-cell>
          <table:table-cell office:value-type="float" office:value="0.00276339823531302" calcext:value-type="float">
            <text:p>0.0027633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9305.93347810103" calcext:value-type="float">
            <text:p>9305.933478101</text:p>
          </table:table-cell>
          <table:table-cell office:value-type="float" office:value="0.000000433746677686031" calcext:value-type="float">
            <text:p>4.33746677686031E-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233.986100072917" calcext:value-type="float">
            <text:p>233.9861000729</text:p>
          </table:table-cell>
          <table:table-cell office:value-type="float" office:value="0" calcext:value-type="float">
            <text:p>0</text:p>
          </table:table-cell>
          <table:table-cell office:value-type="float" office:value="4.96574312692174" calcext:value-type="float">
            <text:p>4.9657431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87.768984502619" calcext:value-type="float">
            <text:p>387.7689845026</text:p>
          </table:table-cell>
          <table:table-cell office:value-type="float" office:value="96.6013709324379" calcext:value-type="float">
            <text:p>96.601370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33.985758182453" calcext:value-type="float">
            <text:p>233.9857581825</text:p>
          </table:table-cell>
          <table:table-cell office:value-type="float" office:value="0" calcext:value-type="float">
            <text:p>0</text:p>
          </table:table-cell>
          <table:table-cell office:value-type="float" office:value="4.96938809354949" calcext:value-type="float">
            <text:p>4.96938809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87.768984502619" calcext:value-type="float">
            <text:p>387.7689845026</text:p>
          </table:table-cell>
          <table:table-cell office:value-type="float" office:value="96.6013709324379" calcext:value-type="float">
            <text:p>96.601370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233.985754701502" calcext:value-type="float">
            <text:p>233.9857547015</text:p>
          </table:table-cell>
          <table:table-cell office:value-type="float" office:value="0" calcext:value-type="float">
            <text:p>0</text:p>
          </table:table-cell>
          <table:table-cell office:value-type="float" office:value="4.96762318687561" calcext:value-type="float">
            <text:p>4.9676231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387.768984502619" calcext:value-type="float">
            <text:p>387.7689845026</text:p>
          </table:table-cell>
          <table:table-cell office:value-type="float" office:value="96.6013709324379" calcext:value-type="float">
            <text:p>96.6013709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182.372173373489" calcext:value-type="float">
            <text:p>182.3721733735</text:p>
          </table:table-cell>
          <table:table-cell office:value-type="float" office:value="0" calcext:value-type="float">
            <text:p>0</text:p>
          </table:table-cell>
          <table:table-cell office:value-type="float" office:value="7.08142522288994" calcext:value-type="float">
            <text:p>7.08142522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83.748857461858" calcext:value-type="float">
            <text:p>283.7488574619</text:p>
          </table:table-cell>
          <table:table-cell office:value-type="float" office:value="96.8349640493679" calcext:value-type="float">
            <text:p>96.834964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82.369297314727" calcext:value-type="float">
            <text:p>182.3692973147</text:p>
          </table:table-cell>
          <table:table-cell office:value-type="float" office:value="0" calcext:value-type="float">
            <text:p>0</text:p>
          </table:table-cell>
          <table:table-cell office:value-type="float" office:value="6.94203563746793" calcext:value-type="float">
            <text:p>6.9420356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83.748857461858" calcext:value-type="float">
            <text:p>283.7488574619</text:p>
          </table:table-cell>
          <table:table-cell office:value-type="float" office:value="96.8349640493679" calcext:value-type="float">
            <text:p>96.834964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82.369214829821" calcext:value-type="float">
            <text:p>182.3692148298</text:p>
          </table:table-cell>
          <table:table-cell office:value-type="float" office:value="0" calcext:value-type="float">
            <text:p>0</text:p>
          </table:table-cell>
          <table:table-cell office:value-type="float" office:value="6.92307973733372" calcext:value-type="float">
            <text:p>6.923079737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83.748857461858" calcext:value-type="float">
            <text:p>283.7488574619</text:p>
          </table:table-cell>
          <table:table-cell office:value-type="float" office:value="96.8349640493679" calcext:value-type="float">
            <text:p>96.83496404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78.287035180957" calcext:value-type="float">
            <text:p>178.287035181</text:p>
          </table:table-cell>
          <table:table-cell office:value-type="float" office:value="0" calcext:value-type="float">
            <text:p>0</text:p>
          </table:table-cell>
          <table:table-cell office:value-type="float" office:value="5.29557087035692" calcext:value-type="float">
            <text:p>5.29557087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5.565905253182" calcext:value-type="float">
            <text:p>275.5659052532</text:p>
          </table:table-cell>
          <table:table-cell office:value-type="float" office:value="96.8367879233941" calcext:value-type="float">
            <text:p>96.836787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178.284077418088" calcext:value-type="float">
            <text:p>178.2840774181</text:p>
          </table:table-cell>
          <table:table-cell office:value-type="float" office:value="0" calcext:value-type="float">
            <text:p>0</text:p>
          </table:table-cell>
          <table:table-cell office:value-type="float" office:value="7.2970692857478" calcext:value-type="float">
            <text:p>7.29706928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5.565905253182" calcext:value-type="float">
            <text:p>275.5659052532</text:p>
          </table:table-cell>
          <table:table-cell office:value-type="float" office:value="96.8367879233941" calcext:value-type="float">
            <text:p>96.836787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office:value-type="float" office:value="178.285420727695" calcext:value-type="float">
            <text:p>178.2854207277</text:p>
          </table:table-cell>
          <table:table-cell office:value-type="float" office:value="0" calcext:value-type="float">
            <text:p>0</text:p>
          </table:table-cell>
          <table:table-cell office:value-type="float" office:value="7.29940804044835" calcext:value-type="float">
            <text:p>7.299408040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1" calcext:value-type="float">
            <text:p>1.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5.565905253182" calcext:value-type="float">
            <text:p>275.5659052532</text:p>
          </table:table-cell>
          <table:table-cell office:value-type="float" office:value="96.8367879233941" calcext:value-type="float">
            <text:p>96.8367879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177.884415909607" calcext:value-type="float">
            <text:p>177.8844159096</text:p>
          </table:table-cell>
          <table:table-cell office:value-type="float" office:value="0" calcext:value-type="float">
            <text:p>0</text:p>
          </table:table-cell>
          <table:table-cell office:value-type="float" office:value="7.32118302661353" calcext:value-type="float">
            <text:p>7.3211830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767565918681" calcext:value-type="float">
            <text:p>274.7675659187</text:p>
          </table:table-cell>
          <table:table-cell office:value-type="float" office:value="96.8366163351714" calcext:value-type="float">
            <text:p>96.8366163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77.886642962914" calcext:value-type="float">
            <text:p>177.8866429629</text:p>
          </table:table-cell>
          <table:table-cell office:value-type="float" office:value="0" calcext:value-type="float">
            <text:p>0</text:p>
          </table:table-cell>
          <table:table-cell office:value-type="float" office:value="7.32098990346175" calcext:value-type="float">
            <text:p>7.320989903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767565918681" calcext:value-type="float">
            <text:p>274.7675659187</text:p>
          </table:table-cell>
          <table:table-cell office:value-type="float" office:value="96.8366163351714" calcext:value-type="float">
            <text:p>96.8366163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 office:value-type="float" office:value="177.884862997367" calcext:value-type="float">
            <text:p>177.8848629974</text:p>
          </table:table-cell>
          <table:table-cell office:value-type="float" office:value="0" calcext:value-type="float">
            <text:p>0</text:p>
          </table:table-cell>
          <table:table-cell office:value-type="float" office:value="5.32210237402242" calcext:value-type="float">
            <text:p>5.32210237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1" calcext:value-type="float">
            <text:p>1.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767565918681" calcext:value-type="float">
            <text:p>274.7675659187</text:p>
          </table:table-cell>
          <table:table-cell office:value-type="float" office:value="96.8366163351714" calcext:value-type="float">
            <text:p>96.8366163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77.843551738112" calcext:value-type="float">
            <text:p>177.8435517381</text:p>
          </table:table-cell>
          <table:table-cell office:value-type="float" office:value="0" calcext:value-type="float">
            <text:p>0</text:p>
          </table:table-cell>
          <table:table-cell office:value-type="float" office:value="5.32393844857392" calcext:value-type="float">
            <text:p>5.32393844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87913148309" calcext:value-type="float">
            <text:p>274.6879131483</text:p>
          </table:table-cell>
          <table:table-cell office:value-type="float" office:value="96.8365992253144" calcext:value-type="float">
            <text:p>96.8365992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77.842605437805" calcext:value-type="float">
            <text:p>177.8426054378</text:p>
          </table:table-cell>
          <table:table-cell office:value-type="float" office:value="0" calcext:value-type="float">
            <text:p>0</text:p>
          </table:table-cell>
          <table:table-cell office:value-type="float" office:value="5.32423651123203" calcext:value-type="float">
            <text:p>5.3242365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87913148309" calcext:value-type="float">
            <text:p>274.6879131483</text:p>
          </table:table-cell>
          <table:table-cell office:value-type="float" office:value="96.8365992253144" calcext:value-type="float">
            <text:p>96.8365992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77.842606230916" calcext:value-type="float">
            <text:p>177.8426062309</text:p>
          </table:table-cell>
          <table:table-cell office:value-type="float" office:value="0" calcext:value-type="float">
            <text:p>0</text:p>
          </table:table-cell>
          <table:table-cell office:value-type="float" office:value="5.32423693067899" calcext:value-type="float">
            <text:p>5.3242369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87913148309" calcext:value-type="float">
            <text:p>274.6879131483</text:p>
          </table:table-cell>
          <table:table-cell office:value-type="float" office:value="96.8365992253144" calcext:value-type="float">
            <text:p>96.8365992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453199336" calcext:value-type="float">
            <text:p>177.8524531993</text:p>
          </table:table-cell>
          <table:table-cell office:value-type="float" office:value="0" calcext:value-type="float">
            <text:p>0</text:p>
          </table:table-cell>
          <table:table-cell office:value-type="float" office:value="5.32600468709089" calcext:value-type="float">
            <text:p>5.3260046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949680042" calcext:value-type="float">
            <text:p>274.67994968</text:p>
          </table:table-cell>
          <table:table-cell office:value-type="float" office:value="96.8365975148178" calcext:value-type="float">
            <text:p>96.836597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9265855916" calcext:value-type="float">
            <text:p>177.8392658559</text:p>
          </table:table-cell>
          <table:table-cell office:value-type="float" office:value="0" calcext:value-type="float">
            <text:p>0</text:p>
          </table:table-cell>
          <table:table-cell office:value-type="float" office:value="7.324222658703" calcext:value-type="float">
            <text:p>7.3242226587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949680042" calcext:value-type="float">
            <text:p>274.67994968</text:p>
          </table:table-cell>
          <table:table-cell office:value-type="float" office:value="96.8365975148178" calcext:value-type="float">
            <text:p>96.836597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7.839716871128" calcext:value-type="float">
            <text:p>177.8397168711</text:p>
          </table:table-cell>
          <table:table-cell office:value-type="float" office:value="0" calcext:value-type="float">
            <text:p>0</text:p>
          </table:table-cell>
          <table:table-cell office:value-type="float" office:value="5.32509906283102" calcext:value-type="float">
            <text:p>5.3250990628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949680042" calcext:value-type="float">
            <text:p>274.67994968</text:p>
          </table:table-cell>
          <table:table-cell office:value-type="float" office:value="96.8365975148178" calcext:value-type="float">
            <text:p>96.8365975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121706356" calcext:value-type="float">
            <text:p>177.8521217064</text:p>
          </table:table-cell>
          <table:table-cell office:value-type="float" office:value="0" calcext:value-type="float">
            <text:p>0</text:p>
          </table:table-cell>
          <table:table-cell office:value-type="float" office:value="5.32606041918211" calcext:value-type="float">
            <text:p>5.3260604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1533513" calcext:value-type="float">
            <text:p>274.6791533513</text:p>
          </table:table-cell>
          <table:table-cell office:value-type="float" office:value="96.836597343773" calcext:value-type="float">
            <text:p>96.8365973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74315223" calcext:value-type="float">
            <text:p>177.8387743152</text:p>
          </table:table-cell>
          <table:table-cell office:value-type="float" office:value="0" calcext:value-type="float">
            <text:p>0</text:p>
          </table:table-cell>
          <table:table-cell office:value-type="float" office:value="7.32427689388964" calcext:value-type="float">
            <text:p>7.3242768939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1533513" calcext:value-type="float">
            <text:p>274.6791533513</text:p>
          </table:table-cell>
          <table:table-cell office:value-type="float" office:value="96.836597343773" calcext:value-type="float">
            <text:p>96.8365973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77.839388767698" calcext:value-type="float">
            <text:p>177.8393887677</text:p>
          </table:table-cell>
          <table:table-cell office:value-type="float" office:value="0" calcext:value-type="float">
            <text:p>0</text:p>
          </table:table-cell>
          <table:table-cell office:value-type="float" office:value="5.32516071347418" calcext:value-type="float">
            <text:p>5.3251607135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1533513" calcext:value-type="float">
            <text:p>274.6791533513</text:p>
          </table:table-cell>
          <table:table-cell office:value-type="float" office:value="96.836597343773" calcext:value-type="float">
            <text:p>96.8365973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861215" calcext:value-type="float">
            <text:p>177.8520886122</text:p>
          </table:table-cell>
          <table:table-cell office:value-type="float" office:value="0" calcext:value-type="float">
            <text:p>0</text:p>
          </table:table-cell>
          <table:table-cell office:value-type="float" office:value="5.32606600114933" calcext:value-type="float">
            <text:p>5.3260660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73718606" calcext:value-type="float">
            <text:p>274.6790737186</text:p>
          </table:table-cell>
          <table:table-cell office:value-type="float" office:value="96.8365973266686" calcext:value-type="float">
            <text:p>96.836597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20872002" calcext:value-type="float">
            <text:p>177.838720872</text:p>
          </table:table-cell>
          <table:table-cell office:value-type="float" office:value="0" calcext:value-type="float">
            <text:p>0</text:p>
          </table:table-cell>
          <table:table-cell office:value-type="float" office:value="7.32428354361912" calcext:value-type="float">
            <text:p>7.324283543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73718606" calcext:value-type="float">
            <text:p>274.6790737186</text:p>
          </table:table-cell>
          <table:table-cell office:value-type="float" office:value="96.8365973266686" calcext:value-type="float">
            <text:p>96.836597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7.83935601528" calcext:value-type="float">
            <text:p>177.8393560153</text:p>
          </table:table-cell>
          <table:table-cell office:value-type="float" office:value="0" calcext:value-type="float">
            <text:p>0</text:p>
          </table:table-cell>
          <table:table-cell office:value-type="float" office:value="5.32516687244795" calcext:value-type="float">
            <text:p>5.325166872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73718606" calcext:value-type="float">
            <text:p>274.6790737186</text:p>
          </table:table-cell>
          <table:table-cell office:value-type="float" office:value="96.8365973266686" calcext:value-type="float">
            <text:p>96.8365973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5303316" calcext:value-type="float">
            <text:p>177.8520853033</text:p>
          </table:table-cell>
          <table:table-cell office:value-type="float" office:value="0" calcext:value-type="float">
            <text:p>0</text:p>
          </table:table-cell>
          <table:table-cell office:value-type="float" office:value="5.32606655944711" calcext:value-type="float">
            <text:p>5.32606655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5755339" calcext:value-type="float">
            <text:p>274.6790657553</text:p>
          </table:table-cell>
          <table:table-cell office:value-type="float" office:value="96.8365973249582" calcext:value-type="float">
            <text:p>96.836597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1590953" calcext:value-type="float">
            <text:p>177.8387159095</text:p>
          </table:table-cell>
          <table:table-cell office:value-type="float" office:value="0" calcext:value-type="float">
            <text:p>0</text:p>
          </table:table-cell>
          <table:table-cell office:value-type="float" office:value="7.32428410517539" calcext:value-type="float">
            <text:p>7.324284105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5755339" calcext:value-type="float">
            <text:p>274.6790657553</text:p>
          </table:table-cell>
          <table:table-cell office:value-type="float" office:value="96.8365973249582" calcext:value-type="float">
            <text:p>96.836597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177.839352740655" calcext:value-type="float">
            <text:p>177.8393527407</text:p>
          </table:table-cell>
          <table:table-cell office:value-type="float" office:value="0" calcext:value-type="float">
            <text:p>0</text:p>
          </table:table-cell>
          <table:table-cell office:value-type="float" office:value="5.32516748830285" calcext:value-type="float">
            <text:p>5.325167488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5755339" calcext:value-type="float">
            <text:p>274.6790657553</text:p>
          </table:table-cell>
          <table:table-cell office:value-type="float" office:value="96.8365973249582" calcext:value-type="float">
            <text:p>96.836597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4972369" calcext:value-type="float">
            <text:p>177.8520849724</text:p>
          </table:table-cell>
          <table:table-cell office:value-type="float" office:value="0" calcext:value-type="float">
            <text:p>0</text:p>
          </table:table-cell>
          <table:table-cell office:value-type="float" office:value="5.32606661525204" calcext:value-type="float">
            <text:p>5.3260666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959012" calcext:value-type="float">
            <text:p>274.679064959</text:p>
          </table:table-cell>
          <table:table-cell office:value-type="float" office:value="96.8365973247871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1" calcext:value-type="float">
            <text:p>21</text:p>
          </table:table-cell>
          <table:table-cell office:value-type="float" office:value="94" calcext:value-type="float">
            <text:p>94</text:p>
          </table:table-cell>
          <table:table-cell office:value-type="float" office:value="177.83871924031" calcext:value-type="float">
            <text:p>177.8387192403</text:p>
          </table:table-cell>
          <table:table-cell office:value-type="float" office:value="0" calcext:value-type="float">
            <text:p>0</text:p>
          </table:table-cell>
          <table:table-cell office:value-type="float" office:value="7.32428311631507" calcext:value-type="float">
            <text:p>7.3242831163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959012" calcext:value-type="float">
            <text:p>274.679064959</text:p>
          </table:table-cell>
          <table:table-cell office:value-type="float" office:value="96.8365973247871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77.839352413149" calcext:value-type="float">
            <text:p>177.8393524132</text:p>
          </table:table-cell>
          <table:table-cell office:value-type="float" office:value="0" calcext:value-type="float">
            <text:p>0</text:p>
          </table:table-cell>
          <table:table-cell office:value-type="float" office:value="5.32516754986948" calcext:value-type="float">
            <text:p>5.3251675499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959012" calcext:value-type="float">
            <text:p>274.679064959</text:p>
          </table:table-cell>
          <table:table-cell office:value-type="float" office:value="96.8365973247871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177.852084939321" calcext:value-type="float">
            <text:p>177.8520849393</text:p>
          </table:table-cell>
          <table:table-cell office:value-type="float" office:value="0" calcext:value-type="float">
            <text:p>0</text:p>
          </table:table-cell>
          <table:table-cell office:value-type="float" office:value="5.32606662084989" calcext:value-type="float">
            <text:p>5.3260666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87938" calcext:value-type="float">
            <text:p>274.6790648794</text:p>
          </table:table-cell>
          <table:table-cell office:value-type="float" office:value="96.83659732477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93" calcext:value-type="float">
            <text:p>93</text:p>
          </table:table-cell>
          <table:table-cell office:value-type="float" office:value="177.838711542388" calcext:value-type="float">
            <text:p>177.8387115424</text:p>
          </table:table-cell>
          <table:table-cell office:value-type="float" office:value="0" calcext:value-type="float">
            <text:p>0</text:p>
          </table:table-cell>
          <table:table-cell office:value-type="float" office:value="7.32428521040514" calcext:value-type="float">
            <text:p>7.324285210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87938" calcext:value-type="float">
            <text:p>274.6790648794</text:p>
          </table:table-cell>
          <table:table-cell office:value-type="float" office:value="96.83659732477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56679" calcext:value-type="float">
            <text:p>1056679</text:p>
          </table:table-cell>
          <table:table-cell office:value-type="float" office:value="177.840809940641" calcext:value-type="float">
            <text:p>177.8408099406</text:p>
          </table:table-cell>
          <table:table-cell office:value-type="float" office:value="0" calcext:value-type="float">
            <text:p>0</text:p>
          </table:table-cell>
          <table:table-cell office:value-type="float" office:value="5.32571495117331" calcext:value-type="float">
            <text:p>5.3257149512</text:p>
          </table:table-cell>
          <table:table-cell office:value-type="float" office:value="55.82666015625" calcext:value-type="float">
            <text:p>55.826660156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274.67906487938" calcext:value-type="float">
            <text:p>274.6790648794</text:p>
          </table:table-cell>
          <table:table-cell office:value-type="float" office:value="96.83659732477" calcext:value-type="float">
            <text:p>96.8365973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8531.1434970872" calcext:value-type="float">
            <text:p>18531.1434970872</text:p>
          </table:table-cell>
          <table:table-cell office:value-type="float" office:value="0" calcext:value-type="float">
            <text:p>0</text:p>
          </table:table-cell>
          <table:table-cell office:value-type="float" office:value="0.005001387834767" calcext:value-type="float">
            <text:p>0.00500138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8531.143497015" calcext:value-type="float">
            <text:p>18531.143497015</text:p>
          </table:table-cell>
          <table:table-cell office:value-type="float" office:value="0.000000057989026913674" calcext:value-type="float">
            <text:p>0.00000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531.143497017" calcext:value-type="float">
            <text:p>18531.143497017</text:p>
          </table:table-cell>
          <table:table-cell office:value-type="float" office:value="0" calcext:value-type="float">
            <text:p>0</text:p>
          </table:table-cell>
          <table:table-cell office:value-type="float" office:value="0.000734260011057586" calcext:value-type="float">
            <text:p>0.000734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531.1434970151" calcext:value-type="float">
            <text:p>18531.1434970151</text:p>
          </table:table-cell>
          <table:table-cell office:value-type="float" office:value="0.00000357279762397411" calcext:value-type="float">
            <text:p>3.57279762397411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8531.1434970166" calcext:value-type="float">
            <text:p>18531.1434970166</text:p>
          </table:table-cell>
          <table:table-cell office:value-type="float" office:value="0" calcext:value-type="float">
            <text:p>0</text:p>
          </table:table-cell>
          <table:table-cell office:value-type="float" office:value="0.000760630259009076" calcext:value-type="float">
            <text:p>0.0007606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8531.1434970151" calcext:value-type="float">
            <text:p>18531.1434970151</text:p>
          </table:table-cell>
          <table:table-cell office:value-type="float" office:value="0.00000357279762397411" calcext:value-type="float">
            <text:p>3.57279762397411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398.006519815923" calcext:value-type="float">
            <text:p>398.0065198159</text:p>
          </table:table-cell>
          <table:table-cell office:value-type="float" office:value="0" calcext:value-type="float">
            <text:p>0</text:p>
          </table:table-cell>
          <table:table-cell office:value-type="float" office:value="6.13593547900849" calcext:value-type="float">
            <text:p>6.135935479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0.043637333676" calcext:value-type="float">
            <text:p>540.0436373337</text:p>
          </table:table-cell>
          <table:table-cell office:value-type="float" office:value="96.8199696033815" calcext:value-type="float">
            <text:p>96.8199696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33" calcext:value-type="float">
            <text:p>33</text:p>
          </table:table-cell>
          <table:table-cell office:value-type="float" office:value="62" calcext:value-type="float">
            <text:p>62</text:p>
          </table:table-cell>
          <table:table-cell office:value-type="float" office:value="386.970662001585" calcext:value-type="float">
            <text:p>386.9706620016</text:p>
          </table:table-cell>
          <table:table-cell office:value-type="float" office:value="0" calcext:value-type="float">
            <text:p>0</text:p>
          </table:table-cell>
          <table:table-cell office:value-type="float" office:value="1.95607449177174" calcext:value-type="float">
            <text:p>1.956074491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0.043637333676" calcext:value-type="float">
            <text:p>540.0436373337</text:p>
          </table:table-cell>
          <table:table-cell office:value-type="float" office:value="96.8199696033815" calcext:value-type="float">
            <text:p>96.8199696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53" calcext:value-type="float">
            <text:p>53</text:p>
          </table:table-cell>
          <table:table-cell office:value-type="float" office:value="186" calcext:value-type="float">
            <text:p>186</text:p>
          </table:table-cell>
          <table:table-cell office:value-type="float" office:value="386.97015858727" calcext:value-type="float">
            <text:p>386.9701585873</text:p>
          </table:table-cell>
          <table:table-cell office:value-type="float" office:value="0" calcext:value-type="float">
            <text:p>0</text:p>
          </table:table-cell>
          <table:table-cell office:value-type="float" office:value="4.30826413925682" calcext:value-type="float">
            <text:p>4.3082641393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40.043637333676" calcext:value-type="float">
            <text:p>540.0436373337</text:p>
          </table:table-cell>
          <table:table-cell office:value-type="float" office:value="96.8199696033815" calcext:value-type="float">
            <text:p>96.8199696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36" calcext:value-type="float">
            <text:p>36</text:p>
          </table:table-cell>
          <table:table-cell office:value-type="float" office:value="95" calcext:value-type="float">
            <text:p>95</text:p>
          </table:table-cell>
          <table:table-cell office:value-type="float" office:value="290.429232571499" calcext:value-type="float">
            <text:p>290.4292325715</text:p>
          </table:table-cell>
          <table:table-cell office:value-type="float" office:value="0" calcext:value-type="float">
            <text:p>0</text:p>
          </table:table-cell>
          <table:table-cell office:value-type="float" office:value="7.02507079392339" calcext:value-type="float">
            <text:p>7.0250707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5.349070204574" calcext:value-type="float">
            <text:p>385.3490702046</text:p>
          </table:table-cell>
          <table:table-cell office:value-type="float" office:value="96.8116899095726" calcext:value-type="float">
            <text:p>96.811689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58" calcext:value-type="float">
            <text:p>58</text:p>
          </table:table-cell>
          <table:table-cell office:value-type="float" office:value="128" calcext:value-type="float">
            <text:p>128</text:p>
          </table:table-cell>
          <table:table-cell office:value-type="float" office:value="283.74557338799" calcext:value-type="float">
            <text:p>283.745573388</text:p>
          </table:table-cell>
          <table:table-cell office:value-type="float" office:value="0" calcext:value-type="float">
            <text:p>0</text:p>
          </table:table-cell>
          <table:table-cell office:value-type="float" office:value="7.13032665148921" calcext:value-type="float">
            <text:p>7.1303266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5.349070204574" calcext:value-type="float">
            <text:p>385.3490702046</text:p>
          </table:table-cell>
          <table:table-cell office:value-type="float" office:value="96.8116899095726" calcext:value-type="float">
            <text:p>96.811689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294.887397658405" calcext:value-type="float">
            <text:p>294.8873976584</text:p>
          </table:table-cell>
          <table:table-cell office:value-type="float" office:value="0" calcext:value-type="float">
            <text:p>0</text:p>
          </table:table-cell>
          <table:table-cell office:value-type="float" office:value="5.36286372286511" calcext:value-type="float">
            <text:p>5.3628637229</text:p>
          </table:table-cell>
          <table:table-cell office:value-type="float" office:value="0.0899989977478981" calcext:value-type="float">
            <text:p>0.089998997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5.349070204574" calcext:value-type="float">
            <text:p>385.3490702046</text:p>
          </table:table-cell>
          <table:table-cell office:value-type="float" office:value="96.8116899095726" calcext:value-type="float">
            <text:p>96.8116899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float" office:value="275.563899775201" calcext:value-type="float">
            <text:p>275.5638997752</text:p>
          </table:table-cell>
          <table:table-cell office:value-type="float" office:value="0" calcext:value-type="float">
            <text:p>0</text:p>
          </table:table-cell>
          <table:table-cell office:value-type="float" office:value="5.27712922421959" calcext:value-type="float">
            <text:p>5.277129224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3.123417380302" calcext:value-type="float">
            <text:p>373.1234173803</text:p>
          </table:table-cell>
          <table:table-cell office:value-type="float" office:value="96.8088985982181" calcext:value-type="float">
            <text:p>96.8088985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275.568837016475" calcext:value-type="float">
            <text:p>275.5688370165</text:p>
          </table:table-cell>
          <table:table-cell office:value-type="float" office:value="0" calcext:value-type="float">
            <text:p>0</text:p>
          </table:table-cell>
          <table:table-cell office:value-type="float" office:value="5.29232802498654" calcext:value-type="float">
            <text:p>5.292328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3.123417380302" calcext:value-type="float">
            <text:p>373.1234173803</text:p>
          </table:table-cell>
          <table:table-cell office:value-type="float" office:value="96.8088985982181" calcext:value-type="float">
            <text:p>96.8088985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275.568524509101" calcext:value-type="float">
            <text:p>275.5685245091</text:p>
          </table:table-cell>
          <table:table-cell office:value-type="float" office:value="0" calcext:value-type="float">
            <text:p>0</text:p>
          </table:table-cell>
          <table:table-cell office:value-type="float" office:value="5.29121935875865" calcext:value-type="float">
            <text:p>5.2912193588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3.123417380302" calcext:value-type="float">
            <text:p>373.1234173803</text:p>
          </table:table-cell>
          <table:table-cell office:value-type="float" office:value="96.8088985982181" calcext:value-type="float">
            <text:p>96.8088985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60993" calcext:value-type="float">
            <text:p>1060993</text:p>
          </table:table-cell>
          <table:table-cell office:value-type="float" office:value="274.945362452807" calcext:value-type="float">
            <text:p>274.9453624528</text:p>
          </table:table-cell>
          <table:table-cell office:value-type="float" office:value="0" calcext:value-type="float">
            <text:p>0</text:p>
          </table:table-cell>
          <table:table-cell office:value-type="float" office:value="5.38967279732146" calcext:value-type="float">
            <text:p>5.3896727973</text:p>
          </table:table-cell>
          <table:table-cell office:value-type="float" office:value="56.7499923706055" calcext:value-type="float">
            <text:p>56.749992370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928385853188" calcext:value-type="float">
            <text:p>371.9283858532</text:p>
          </table:table-cell>
          <table:table-cell office:value-type="float" office:value="96.8086260215575" calcext:value-type="float">
            <text:p>96.808626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62055" calcext:value-type="float">
            <text:p>1062055</text:p>
          </table:table-cell>
          <table:table-cell office:value-type="float" office:value="282.331447768623" calcext:value-type="float">
            <text:p>282.3314477686</text:p>
          </table:table-cell>
          <table:table-cell office:value-type="float" office:value="0" calcext:value-type="float">
            <text:p>0</text:p>
          </table:table-cell>
          <table:table-cell office:value-type="float" office:value="7.65280786800926" calcext:value-type="float">
            <text:p>7.652807868</text:p>
          </table:table-cell>
          <table:table-cell office:value-type="float" office:value="57.4499931335449" calcext:value-type="float">
            <text:p>57.4499931335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928385853188" calcext:value-type="float">
            <text:p>371.9283858532</text:p>
          </table:table-cell>
          <table:table-cell office:value-type="float" office:value="96.8086260215575" calcext:value-type="float">
            <text:p>96.808626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62055" calcext:value-type="float">
            <text:p>1062055</text:p>
          </table:table-cell>
          <table:table-cell office:value-type="float" office:value="282.195322488082" calcext:value-type="float">
            <text:p>282.1953224881</text:p>
          </table:table-cell>
          <table:table-cell office:value-type="float" office:value="0" calcext:value-type="float">
            <text:p>0</text:p>
          </table:table-cell>
          <table:table-cell office:value-type="float" office:value="7.61258534494726" calcext:value-type="float">
            <text:p>7.6125853449</text:p>
          </table:table-cell>
          <table:table-cell office:value-type="float" office:value="57.0199928283691" calcext:value-type="float">
            <text:p>57.019992828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928385853188" calcext:value-type="float">
            <text:p>371.9283858532</text:p>
          </table:table-cell>
          <table:table-cell office:value-type="float" office:value="96.8086260215575" calcext:value-type="float">
            <text:p>96.8086260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office:value-type="float" office:value="274.684345850671" calcext:value-type="float">
            <text:p>274.6843458507</text:p>
          </table:table-cell>
          <table:table-cell office:value-type="float" office:value="0" calcext:value-type="float">
            <text:p>0</text:p>
          </table:table-cell>
          <table:table-cell office:value-type="float" office:value="7.32398228344964" calcext:value-type="float">
            <text:p>7.3239822834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809153817184" calcext:value-type="float">
            <text:p>371.8091538172</text:p>
          </table:table-cell>
          <table:table-cell office:value-type="float" office:value="96.8085988292575" calcext:value-type="float">
            <text:p>96.8085988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278.730530080506" calcext:value-type="float">
            <text:p>278.7305300805</text:p>
          </table:table-cell>
          <table:table-cell office:value-type="float" office:value="0" calcext:value-type="float">
            <text:p>0</text:p>
          </table:table-cell>
          <table:table-cell office:value-type="float" office:value="7.02051152702369" calcext:value-type="float">
            <text:p>7.020511527</text:p>
          </table:table-cell>
          <table:table-cell office:value-type="float" office:value="0.0333320014178753" calcext:value-type="float">
            <text:p>0.033332001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809153817184" calcext:value-type="float">
            <text:p>371.8091538172</text:p>
          </table:table-cell>
          <table:table-cell office:value-type="float" office:value="96.8085988292575" calcext:value-type="float">
            <text:p>96.8085988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4" calcext:value-type="float">
            <text:p>2014</text:p>
          </table:table-cell>
          <table:table-cell office:value-type="float" office:value="283.052188383599" calcext:value-type="float">
            <text:p>283.0521883836</text:p>
          </table:table-cell>
          <table:table-cell office:value-type="float" office:value="0" calcext:value-type="float">
            <text:p>0</text:p>
          </table:table-cell>
          <table:table-cell office:value-type="float" office:value="6.56634246483541" calcext:value-type="float">
            <text:p>6.5663424648</text:p>
          </table:table-cell>
          <table:table-cell office:value-type="float" office:value="0.043333001434803" calcext:value-type="float">
            <text:p>0.043333001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809153817184" calcext:value-type="float">
            <text:p>371.8091538172</text:p>
          </table:table-cell>
          <table:table-cell office:value-type="float" office:value="96.8085988292575" calcext:value-type="float">
            <text:p>96.8085988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518526524178" calcext:value-type="float">
            <text:p>280.5185265242</text:p>
          </table:table-cell>
          <table:table-cell office:value-type="float" office:value="0" calcext:value-type="float">
            <text:p>0</text:p>
          </table:table-cell>
          <table:table-cell office:value-type="float" office:value="6.31635619138615" calcext:value-type="float">
            <text:p>6.3163561914</text:p>
          </table:table-cell>
          <table:table-cell office:value-type="float" office:value="0.0666659995913506" calcext:value-type="float">
            <text:p>0.06666599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723332058" calcext:value-type="float">
            <text:p>371.7972333206</text:p>
          </table:table-cell>
          <table:table-cell office:value-type="float" office:value="96.808596110681" calcext:value-type="float">
            <text:p>96.808596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3.348839074742" calcext:value-type="float">
            <text:p>283.3488390747</text:p>
          </table:table-cell>
          <table:table-cell office:value-type="float" office:value="0" calcext:value-type="float">
            <text:p>0</text:p>
          </table:table-cell>
          <table:table-cell office:value-type="float" office:value="6.46535470910093" calcext:value-type="float">
            <text:p>6.4653547091</text:p>
          </table:table-cell>
          <table:table-cell office:value-type="float" office:value="0.113332003355026" calcext:value-type="float">
            <text:p>0.113332003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723332058" calcext:value-type="float">
            <text:p>371.7972333206</text:p>
          </table:table-cell>
          <table:table-cell office:value-type="float" office:value="96.808596110681" calcext:value-type="float">
            <text:p>96.808596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3.445088119863" calcext:value-type="float">
            <text:p>283.4450881199</text:p>
          </table:table-cell>
          <table:table-cell office:value-type="float" office:value="0" calcext:value-type="float">
            <text:p>0</text:p>
          </table:table-cell>
          <table:table-cell office:value-type="float" office:value="6.25135431629189" calcext:value-type="float">
            <text:p>6.2513543163</text:p>
          </table:table-cell>
          <table:table-cell office:value-type="float" office:value="0.123332001268864" calcext:value-type="float">
            <text:p>0.123332001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723332058" calcext:value-type="float">
            <text:p>371.7972333206</text:p>
          </table:table-cell>
          <table:table-cell office:value-type="float" office:value="96.808596110681" calcext:value-type="float">
            <text:p>96.808596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7" calcext:value-type="float">
            <text:p>2017</text:p>
          </table:table-cell>
          <table:table-cell office:value-type="float" office:value="276.418548579897" calcext:value-type="float">
            <text:p>276.4185485799</text:p>
          </table:table-cell>
          <table:table-cell office:value-type="float" office:value="0" calcext:value-type="float">
            <text:p>0</text:p>
          </table:table-cell>
          <table:table-cell office:value-type="float" office:value="7.08372703140946" calcext:value-type="float">
            <text:p>7.0837270314</text:p>
          </table:table-cell>
          <table:table-cell office:value-type="float" office:value="0.0333320014178753" calcext:value-type="float">
            <text:p>0.033332001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6041297985" calcext:value-type="float">
            <text:p>371.796041298</text:p>
          </table:table-cell>
          <table:table-cell office:value-type="float" office:value="96.8085958388299" calcext:value-type="float">
            <text:p>96.8085958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2.502293464943" calcext:value-type="float">
            <text:p>282.5022934649</text:p>
          </table:table-cell>
          <table:table-cell office:value-type="float" office:value="0" calcext:value-type="float">
            <text:p>0</text:p>
          </table:table-cell>
          <table:table-cell office:value-type="float" office:value="6.32086977236871" calcext:value-type="float">
            <text:p>6.3208697724</text:p>
          </table:table-cell>
          <table:table-cell office:value-type="float" office:value="0.0899989977478981" calcext:value-type="float">
            <text:p>0.089998997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6041297985" calcext:value-type="float">
            <text:p>371.796041298</text:p>
          </table:table-cell>
          <table:table-cell office:value-type="float" office:value="96.8085958388299" calcext:value-type="float">
            <text:p>96.8085958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3.483174509308" calcext:value-type="float">
            <text:p>283.4831745093</text:p>
          </table:table-cell>
          <table:table-cell office:value-type="float" office:value="0" calcext:value-type="float">
            <text:p>0</text:p>
          </table:table-cell>
          <table:table-cell office:value-type="float" office:value="6.25365801779135" calcext:value-type="float">
            <text:p>6.2536580178</text:p>
          </table:table-cell>
          <table:table-cell office:value-type="float" office:value="0.123332001268864" calcext:value-type="float">
            <text:p>0.123332001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6041297985" calcext:value-type="float">
            <text:p>371.796041298</text:p>
          </table:table-cell>
          <table:table-cell office:value-type="float" office:value="96.8085958388299" calcext:value-type="float">
            <text:p>96.8085958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725" calcext:value-type="float">
            <text:p>725</text:p>
          </table:table-cell>
          <table:table-cell office:value-type="float" office:value="1491" calcext:value-type="float">
            <text:p>1491</text:p>
          </table:table-cell>
          <table:table-cell office:value-type="float" office:value="274.676934424442" calcext:value-type="float">
            <text:p>274.6769344244</text:p>
          </table:table-cell>
          <table:table-cell office:value-type="float" office:value="0" calcext:value-type="float">
            <text:p>0</text:p>
          </table:table-cell>
          <table:table-cell office:value-type="float" office:value="5.32485055100964" calcext:value-type="float">
            <text:p>5.324850551</text:p>
          </table:table-cell>
          <table:table-cell office:value-type="float" office:value="0.0233319997787476" calcext:value-type="float">
            <text:p>0.0233319998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22095996" calcext:value-type="float">
            <text:p>371.795922096</text:p>
          </table:table-cell>
          <table:table-cell office:value-type="float" office:value="96.8085958116448" calcext:value-type="float">
            <text:p>96.808595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1.806752239433" calcext:value-type="float">
            <text:p>281.8067522394</text:p>
          </table:table-cell>
          <table:table-cell office:value-type="float" office:value="0" calcext:value-type="float">
            <text:p>0</text:p>
          </table:table-cell>
          <table:table-cell office:value-type="float" office:value="6.27149958433999" calcext:value-type="float">
            <text:p>6.2714995843</text:p>
          </table:table-cell>
          <table:table-cell office:value-type="float" office:value="0.0666659995913506" calcext:value-type="float">
            <text:p>0.06666599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22095996" calcext:value-type="float">
            <text:p>371.795922096</text:p>
          </table:table-cell>
          <table:table-cell office:value-type="float" office:value="96.8085958116448" calcext:value-type="float">
            <text:p>96.808595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374083877" calcext:value-type="float">
            <text:p>286.7553740839</text:p>
          </table:table-cell>
          <table:table-cell office:value-type="float" office:value="0" calcext:value-type="float">
            <text:p>0</text:p>
          </table:table-cell>
          <table:table-cell office:value-type="float" office:value="8.6911316783333" calcext:value-type="float">
            <text:p>8.6911316783</text:p>
          </table:table-cell>
          <table:table-cell office:value-type="float" office:value="55.6133270263672" calcext:value-type="float">
            <text:p>55.613327026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22095996" calcext:value-type="float">
            <text:p>371.795922096</text:p>
          </table:table-cell>
          <table:table-cell office:value-type="float" office:value="96.8085958116448" calcext:value-type="float">
            <text:p>96.8085958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687" calcext:value-type="float">
            <text:p>687</text:p>
          </table:table-cell>
          <table:table-cell office:value-type="float" office:value="1402" calcext:value-type="float">
            <text:p>1402</text:p>
          </table:table-cell>
          <table:table-cell office:value-type="float" office:value="274.676841480315" calcext:value-type="float">
            <text:p>274.6768414803</text:p>
          </table:table-cell>
          <table:table-cell office:value-type="float" office:value="0" calcext:value-type="float">
            <text:p>0</text:p>
          </table:table-cell>
          <table:table-cell office:value-type="float" office:value="5.32479538021693" calcext:value-type="float">
            <text:p>5.3247953802</text:p>
          </table:table-cell>
          <table:table-cell office:value-type="float" office:value="0.0233330000191927" calcext:value-type="float">
            <text:p>0.02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101758" calcext:value-type="float">
            <text:p>371.7959101758</text:p>
          </table:table-cell>
          <table:table-cell office:value-type="float" office:value="96.8085958089263" calcext:value-type="float">
            <text:p>96.808595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864613764312" calcext:value-type="float">
            <text:p>280.8646137643</text:p>
          </table:table-cell>
          <table:table-cell office:value-type="float" office:value="0" calcext:value-type="float">
            <text:p>0</text:p>
          </table:table-cell>
          <table:table-cell office:value-type="float" office:value="6.20292842021679" calcext:value-type="float">
            <text:p>6.2029284202</text:p>
          </table:table-cell>
          <table:table-cell office:value-type="float" office:value="0.0666659995913506" calcext:value-type="float">
            <text:p>0.06666599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101758" calcext:value-type="float">
            <text:p>371.7959101758</text:p>
          </table:table-cell>
          <table:table-cell office:value-type="float" office:value="96.8085958089263" calcext:value-type="float">
            <text:p>96.808595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736975253" calcext:value-type="float">
            <text:p>286.7557369753</text:p>
          </table:table-cell>
          <table:table-cell office:value-type="float" office:value="0" calcext:value-type="float">
            <text:p>0</text:p>
          </table:table-cell>
          <table:table-cell office:value-type="float" office:value="8.69120865475478" calcext:value-type="float">
            <text:p>8.6912086548</text:p>
          </table:table-cell>
          <table:table-cell office:value-type="float" office:value="55.7433242797852" calcext:value-type="float">
            <text:p>55.7433242798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101758" calcext:value-type="float">
            <text:p>371.7959101758</text:p>
          </table:table-cell>
          <table:table-cell office:value-type="float" office:value="96.8085958089263" calcext:value-type="float">
            <text:p>96.8085958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678" calcext:value-type="float">
            <text:p>678</text:p>
          </table:table-cell>
          <table:table-cell office:value-type="float" office:value="1397" calcext:value-type="float">
            <text:p>1397</text:p>
          </table:table-cell>
          <table:table-cell office:value-type="float" office:value="274.676565505434" calcext:value-type="float">
            <text:p>274.6765655054</text:p>
          </table:table-cell>
          <table:table-cell office:value-type="float" office:value="0" calcext:value-type="float">
            <text:p>0</text:p>
          </table:table-cell>
          <table:table-cell office:value-type="float" office:value="7.32452299307329" calcext:value-type="float">
            <text:p>7.3245229931</text:p>
          </table:table-cell>
          <table:table-cell office:value-type="float" office:value="0.0299989990890026" calcext:value-type="float">
            <text:p>0.0299989991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983781" calcext:value-type="float">
            <text:p>371.7959089838</text:p>
          </table:table-cell>
          <table:table-cell office:value-type="float" office:value="96.8085958086544" calcext:value-type="float">
            <text:p>96.8085958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744075751411" calcext:value-type="float">
            <text:p>280.7440757514</text:p>
          </table:table-cell>
          <table:table-cell office:value-type="float" office:value="0" calcext:value-type="float">
            <text:p>0</text:p>
          </table:table-cell>
          <table:table-cell office:value-type="float" office:value="6.22761810802655" calcext:value-type="float">
            <text:p>6.227618108</text:p>
          </table:table-cell>
          <table:table-cell office:value-type="float" office:value="0.0699990019202232" calcext:value-type="float">
            <text:p>0.069999001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983781" calcext:value-type="float">
            <text:p>371.7959089838</text:p>
          </table:table-cell>
          <table:table-cell office:value-type="float" office:value="96.8085958086544" calcext:value-type="float">
            <text:p>96.8085958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773294849" calcext:value-type="float">
            <text:p>286.7557732949</text:p>
          </table:table-cell>
          <table:table-cell office:value-type="float" office:value="0" calcext:value-type="float">
            <text:p>0</text:p>
          </table:table-cell>
          <table:table-cell office:value-type="float" office:value="8.6912163586417" calcext:value-type="float">
            <text:p>8.6912163586</text:p>
          </table:table-cell>
          <table:table-cell office:value-type="float" office:value="56.4699935913086" calcext:value-type="float">
            <text:p>56.4699935913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983781" calcext:value-type="float">
            <text:p>371.7959089838</text:p>
          </table:table-cell>
          <table:table-cell office:value-type="float" office:value="96.8085958086544" calcext:value-type="float">
            <text:p>96.8085958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678" calcext:value-type="float">
            <text:p>678</text:p>
          </table:table-cell>
          <table:table-cell office:value-type="float" office:value="1383" calcext:value-type="float">
            <text:p>1383</text:p>
          </table:table-cell>
          <table:table-cell office:value-type="float" office:value="274.675978510099" calcext:value-type="float">
            <text:p>274.6759785101</text:p>
          </table:table-cell>
          <table:table-cell office:value-type="float" office:value="0" calcext:value-type="float">
            <text:p>0</text:p>
          </table:table-cell>
          <table:table-cell office:value-type="float" office:value="7.32455270728717" calcext:value-type="float">
            <text:p>7.3245527073</text:p>
          </table:table-cell>
          <table:table-cell office:value-type="float" office:value="0.0266660004854202" calcext:value-type="float">
            <text:p>0.026666000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864579" calcext:value-type="float">
            <text:p>371.7959088646</text:p>
          </table:table-cell>
          <table:table-cell office:value-type="float" office:value="96.8085958086273" calcext:value-type="float">
            <text:p>96.808595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015" calcext:value-type="float">
            <text:p>2015</text:p>
          </table:table-cell>
          <table:table-cell office:value-type="float" office:value="280.731703397013" calcext:value-type="float">
            <text:p>280.731703397</text:p>
          </table:table-cell>
          <table:table-cell office:value-type="float" office:value="0" calcext:value-type="float">
            <text:p>0</text:p>
          </table:table-cell>
          <table:table-cell office:value-type="float" office:value="6.23015024404163" calcext:value-type="float">
            <text:p>6.230150244</text:p>
          </table:table-cell>
          <table:table-cell office:value-type="float" office:value="0.0666659995913506" calcext:value-type="float">
            <text:p>0.066665999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864579" calcext:value-type="float">
            <text:p>371.7959088646</text:p>
          </table:table-cell>
          <table:table-cell office:value-type="float" office:value="96.8085958086273" calcext:value-type="float">
            <text:p>96.808595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57758" calcext:value-type="float">
            <text:p>1057758</text:p>
          </table:table-cell>
          <table:table-cell office:value-type="float" office:value="286.755776927153" calcext:value-type="float">
            <text:p>286.7557769272</text:p>
          </table:table-cell>
          <table:table-cell office:value-type="float" office:value="0" calcext:value-type="float">
            <text:p>0</text:p>
          </table:table-cell>
          <table:table-cell office:value-type="float" office:value="8.69121712909955" calcext:value-type="float">
            <text:p>8.6912171291</text:p>
          </table:table-cell>
          <table:table-cell office:value-type="float" office:value="56.8833274841309" calcext:value-type="float">
            <text:p>56.883327484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71.795908864579" calcext:value-type="float">
            <text:p>371.7959088646</text:p>
          </table:table-cell>
          <table:table-cell office:value-type="float" office:value="96.8085958086273" calcext:value-type="float">
            <text:p>96.80859580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7756.3535159291" calcext:value-type="float">
            <text:p>27756.3535159291</text:p>
          </table:table-cell>
          <table:table-cell office:value-type="float" office:value="0" calcext:value-type="float">
            <text:p>0</text:p>
          </table:table-cell>
          <table:table-cell office:value-type="float" office:value="0.0000887863120908605" calcext:value-type="float">
            <text:p>8.87863120908605E-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756.3535159291" calcext:value-type="float">
            <text:p>27756.3535159291</text:p>
          </table:table-cell>
          <table:table-cell office:value-type="float" office:value="0.0000000214263735642817" calcext:value-type="float">
            <text:p>2.14263735642817E-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7756.3535159458" calcext:value-type="float">
            <text:p>27756.3535159458</text:p>
          </table:table-cell>
          <table:table-cell office:value-type="float" office:value="0" calcext:value-type="float">
            <text:p>0</text:p>
          </table:table-cell>
          <table:table-cell office:value-type="float" office:value="0.00284976644326562" calcext:value-type="float">
            <text:p>0.0028497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756.3535159291" calcext:value-type="float">
            <text:p>27756.3535159291</text:p>
          </table:table-cell>
          <table:table-cell office:value-type="float" office:value="0.0000000207683115149848" calcext:value-type="float">
            <text:p>2.07683115149848E-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7756.3535159528" calcext:value-type="float">
            <text:p>27756.3535159528</text:p>
          </table:table-cell>
          <table:table-cell office:value-type="float" office:value="0" calcext:value-type="float">
            <text:p>0</text:p>
          </table:table-cell>
          <table:table-cell office:value-type="float" office:value="0.00431839116566835" calcext:value-type="float">
            <text:p>0.0043183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7756.3535159291" calcext:value-type="float">
            <text:p>27756.3535159291</text:p>
          </table:table-cell>
          <table:table-cell office:value-type="float" office:value="0.00000260729177625763" calcext:value-type="float">
            <text:p>2.60729177625763E-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REL_REDUCTION_OF_F_&lt;=_FACTR*EPSM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42" calcext:value-type="float">
            <text:p>42</text:p>
          </table:table-cell>
          <table:table-cell office:value-type="float" office:value="84" calcext:value-type="float">
            <text:p>84</text:p>
          </table:table-cell>
          <table:table-cell office:value-type="float" office:value="539.957752540308" calcext:value-type="float">
            <text:p>539.9577525403</text:p>
          </table:table-cell>
          <table:table-cell office:value-type="float" office:value="0" calcext:value-type="float">
            <text:p>0</text:p>
          </table:table-cell>
          <table:table-cell office:value-type="float" office:value="5.47045386236267" calcext:value-type="float">
            <text:p>5.47045386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95.431227521469" calcext:value-type="float">
            <text:p>695.4312275215</text:p>
          </table:table-cell>
          <table:table-cell office:value-type="float" office:value="96.6465590608376" calcext:value-type="float">
            <text:p>96.646559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54" calcext:value-type="float">
            <text:p>54</text:p>
          </table:table-cell>
          <table:table-cell office:value-type="float" office:value="105" calcext:value-type="float">
            <text:p>105</text:p>
          </table:table-cell>
          <table:table-cell office:value-type="float" office:value="550.982549321376" calcext:value-type="float">
            <text:p>550.9825493214</text:p>
          </table:table-cell>
          <table:table-cell office:value-type="float" office:value="0" calcext:value-type="float">
            <text:p>0</text:p>
          </table:table-cell>
          <table:table-cell office:value-type="float" office:value="5.16218751695659" calcext:value-type="float">
            <text:p>5.162187517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95.431227521469" calcext:value-type="float">
            <text:p>695.4312275215</text:p>
          </table:table-cell>
          <table:table-cell office:value-type="float" office:value="96.6465590608376" calcext:value-type="float">
            <text:p>96.646559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55" calcext:value-type="float">
            <text:p>55</text:p>
          </table:table-cell>
          <table:table-cell office:value-type="float" office:value="107" calcext:value-type="float">
            <text:p>107</text:p>
          </table:table-cell>
          <table:table-cell office:value-type="float" office:value="539.955462785052" calcext:value-type="float">
            <text:p>539.9554627851</text:p>
          </table:table-cell>
          <table:table-cell office:value-type="float" office:value="0" calcext:value-type="float">
            <text:p>0</text:p>
          </table:table-cell>
          <table:table-cell office:value-type="float" office:value="4.38003127352199" calcext:value-type="float">
            <text:p>4.3800312735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695.431227521469" calcext:value-type="float">
            <text:p>695.4312275215</text:p>
          </table:table-cell>
          <table:table-cell office:value-type="float" office:value="96.6465590608376" calcext:value-type="float">
            <text:p>96.6465590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1000" calcext:value-type="float">
            <text:p>1000</text:p>
          </table:table-cell>
          <table:table-cell office:value-type="float" office:value="984737" calcext:value-type="float">
            <text:p>984737</text:p>
          </table:table-cell>
          <table:table-cell office:value-type="float" office:value="487.421828752789" calcext:value-type="float">
            <text:p>487.4218287528</text:p>
          </table:table-cell>
          <table:table-cell office:value-type="float" office:value="0" calcext:value-type="float">
            <text:p>0</text:p>
          </table:table-cell>
          <table:table-cell office:value-type="float" office:value="5.70657638385011" calcext:value-type="float">
            <text:p>5.7065763839</text:p>
          </table:table-cell>
          <table:table-cell office:value-type="float" office:value="54.6233253479004" calcext:value-type="float">
            <text:p>54.623325347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7.053952658607" calcext:value-type="float">
            <text:p>487.0539526586</text:p>
          </table:table-cell>
          <table:table-cell office:value-type="float" office:value="96.7981324000911" calcext:value-type="float">
            <text:p>96.798132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53" calcext:value-type="float">
            <text:p>53</text:p>
          </table:table-cell>
          <table:table-cell office:value-type="float" office:value="142" calcext:value-type="float">
            <text:p>142</text:p>
          </table:table-cell>
          <table:table-cell office:value-type="float" office:value="391.799619625252" calcext:value-type="float">
            <text:p>391.7996196253</text:p>
          </table:table-cell>
          <table:table-cell office:value-type="float" office:value="0" calcext:value-type="float">
            <text:p>0</text:p>
          </table:table-cell>
          <table:table-cell office:value-type="float" office:value="7.08416845572073" calcext:value-type="float">
            <text:p>7.0841684557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7.053952658607" calcext:value-type="float">
            <text:p>487.0539526586</text:p>
          </table:table-cell>
          <table:table-cell office:value-type="float" office:value="96.7981324000911" calcext:value-type="float">
            <text:p>96.798132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151" calcext:value-type="float">
            <text:p>151</text:p>
          </table:table-cell>
          <table:table-cell office:value-type="float" office:value="355" calcext:value-type="float">
            <text:p>355</text:p>
          </table:table-cell>
          <table:table-cell office:value-type="float" office:value="385.114532417157" calcext:value-type="float">
            <text:p>385.1145324172</text:p>
          </table:table-cell>
          <table:table-cell office:value-type="float" office:value="0" calcext:value-type="float">
            <text:p>0</text:p>
          </table:table-cell>
          <table:table-cell office:value-type="float" office:value="7.12004876477692" calcext:value-type="float">
            <text:p>7.1200487648</text:p>
          </table:table-cell>
          <table:table-cell office:value-type="float" office:value="0.0233330000191927" calcext:value-type="float">
            <text:p>0.02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1" calcext:value-type="float">
            <text:p>1.0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487.053952658607" calcext:value-type="float">
            <text:p>487.0539526586</text:p>
          </table:table-cell>
          <table:table-cell office:value-type="float" office:value="96.7981324000911" calcext:value-type="float">
            <text:p>96.7981324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1000" calcext:value-type="float">
            <text:p>1000</text:p>
          </table:table-cell>
          <table:table-cell office:value-type="float" office:value="25428" calcext:value-type="float">
            <text:p>25428</text:p>
          </table:table-cell>
          <table:table-cell office:value-type="float" office:value="471.045123828024" calcext:value-type="float">
            <text:p>471.045123828</text:p>
          </table:table-cell>
          <table:table-cell office:value-type="float" office:value="0" calcext:value-type="float">
            <text:p>0</text:p>
          </table:table-cell>
          <table:table-cell office:value-type="float" office:value="5.11387899518602" calcext:value-type="float">
            <text:p>5.1138789952</text:p>
          </table:table-cell>
          <table:table-cell office:value-type="float" office:value="1.23999905586243" calcext:value-type="float">
            <text:p>1.2399990559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70.146122948159" calcext:value-type="float">
            <text:p>470.1461229482</text:p>
          </table:table-cell>
          <table:table-cell office:value-type="float" office:value="96.8363898482284" calcext:value-type="float">
            <text:p>96.836389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56" calcext:value-type="float">
            <text:p>56</text:p>
          </table:table-cell>
          <table:table-cell office:value-type="float" office:value="141" calcext:value-type="float">
            <text:p>141</text:p>
          </table:table-cell>
          <table:table-cell office:value-type="float" office:value="372.847442824686" calcext:value-type="float">
            <text:p>372.8474428247</text:p>
          </table:table-cell>
          <table:table-cell office:value-type="float" office:value="0" calcext:value-type="float">
            <text:p>0</text:p>
          </table:table-cell>
          <table:table-cell office:value-type="float" office:value="7.29371835797418" calcext:value-type="float">
            <text:p>7.29371835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70.146122948159" calcext:value-type="float">
            <text:p>470.1461229482</text:p>
          </table:table-cell>
          <table:table-cell office:value-type="float" office:value="96.8363898482284" calcext:value-type="float">
            <text:p>96.836389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372.85414549706" calcext:value-type="float">
            <text:p>372.8541454971</text:p>
          </table:table-cell>
          <table:table-cell office:value-type="float" office:value="0" calcext:value-type="float">
            <text:p>0</text:p>
          </table:table-cell>
          <table:table-cell office:value-type="float" office:value="5.29873380055627" calcext:value-type="float">
            <text:p>5.2987338006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1" calcext:value-type="float">
            <text:p>1.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70.146122948159" calcext:value-type="float">
            <text:p>470.1461229482</text:p>
          </table:table-cell>
          <table:table-cell office:value-type="float" office:value="96.8363898482284" calcext:value-type="float">
            <text:p>96.83638984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float" office:value="371.647961456189" calcext:value-type="float">
            <text:p>371.6479614562</text:p>
          </table:table-cell>
          <table:table-cell office:value-type="float" office:value="0" calcext:value-type="float">
            <text:p>0</text:p>
          </table:table-cell>
          <table:table-cell office:value-type="float" office:value="7.32108128357503" calcext:value-type="float">
            <text:p>7.3210812836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551988245965" calcext:value-type="float">
            <text:p>468.551988246</text:p>
          </table:table-cell>
          <table:table-cell office:value-type="float" office:value="96.8361241186278" calcext:value-type="float">
            <text:p>96.836124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52" calcext:value-type="float">
            <text:p>52</text:p>
          </table:table-cell>
          <table:table-cell office:value-type="float" office:value="109" calcext:value-type="float">
            <text:p>109</text:p>
          </table:table-cell>
          <table:table-cell office:value-type="float" office:value="371.647305462731" calcext:value-type="float">
            <text:p>371.6473054627</text:p>
          </table:table-cell>
          <table:table-cell office:value-type="float" office:value="0" calcext:value-type="float">
            <text:p>0</text:p>
          </table:table-cell>
          <table:table-cell office:value-type="float" office:value="7.32092877195423" calcext:value-type="float">
            <text:p>7.320928772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551988245965" calcext:value-type="float">
            <text:p>468.551988246</text:p>
          </table:table-cell>
          <table:table-cell office:value-type="float" office:value="96.8361241186278" calcext:value-type="float">
            <text:p>96.836124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59" calcext:value-type="float">
            <text:p>59</text:p>
          </table:table-cell>
          <table:table-cell office:value-type="float" office:value="134" calcext:value-type="float">
            <text:p>134</text:p>
          </table:table-cell>
          <table:table-cell office:value-type="float" office:value="371.651599065262" calcext:value-type="float">
            <text:p>371.6515990653</text:p>
          </table:table-cell>
          <table:table-cell office:value-type="float" office:value="0" calcext:value-type="float">
            <text:p>0</text:p>
          </table:table-cell>
          <table:table-cell office:value-type="float" office:value="7.3209894062757" calcext:value-type="float">
            <text:p>7.3209894063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1" calcext:value-type="float">
            <text:p>1.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551988245965" calcext:value-type="float">
            <text:p>468.551988246</text:p>
          </table:table-cell>
          <table:table-cell office:value-type="float" office:value="96.8361241186278" calcext:value-type="float">
            <text:p>96.8361241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2987" calcext:value-type="float">
            <text:p>1002987</text:p>
          </table:table-cell>
          <table:table-cell office:value-type="float" office:value="469.241268661586" calcext:value-type="float">
            <text:p>469.2412686616</text:p>
          </table:table-cell>
          <table:table-cell office:value-type="float" office:value="0" calcext:value-type="float">
            <text:p>0</text:p>
          </table:table-cell>
          <table:table-cell office:value-type="float" office:value="7.3226142043273" calcext:value-type="float">
            <text:p>7.3226142043</text:p>
          </table:table-cell>
          <table:table-cell office:value-type="float" office:value="54.5999946594238" calcext:value-type="float">
            <text:p>54.599994659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92937880171" calcext:value-type="float">
            <text:p>468.3929378802</text:p>
          </table:table-cell>
          <table:table-cell office:value-type="float" office:value="96.836097602624" calcext:value-type="float">
            <text:p>96.8360976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30" calcext:value-type="float">
            <text:p>130</text:p>
          </table:table-cell>
          <table:table-cell office:value-type="float" office:value="317" calcext:value-type="float">
            <text:p>317</text:p>
          </table:table-cell>
          <table:table-cell office:value-type="float" office:value="371.52679448592" calcext:value-type="float">
            <text:p>371.5267944859</text:p>
          </table:table-cell>
          <table:table-cell office:value-type="float" office:value="0" calcext:value-type="float">
            <text:p>0</text:p>
          </table:table-cell>
          <table:table-cell office:value-type="float" office:value="7.32399413361134" calcext:value-type="float">
            <text:p>7.3239941336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92937880171" calcext:value-type="float">
            <text:p>468.3929378802</text:p>
          </table:table-cell>
          <table:table-cell office:value-type="float" office:value="96.836097602624" calcext:value-type="float">
            <text:p>96.8360976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1000" calcext:value-type="float">
            <text:p>1000</text:p>
          </table:table-cell>
          <table:table-cell office:value-type="float" office:value="2018" calcext:value-type="float">
            <text:p>2018</text:p>
          </table:table-cell>
          <table:table-cell office:value-type="float" office:value="439.139913350461" calcext:value-type="float">
            <text:p>439.1399133505</text:p>
          </table:table-cell>
          <table:table-cell office:value-type="float" office:value="0" calcext:value-type="float">
            <text:p>0</text:p>
          </table:table-cell>
          <table:table-cell office:value-type="float" office:value="7.27955011824019" calcext:value-type="float">
            <text:p>7.2795501182</text:p>
          </table:table-cell>
          <table:table-cell office:value-type="float" office:value="0.0466660000383854" calcext:value-type="float">
            <text:p>0.046666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1" calcext:value-type="float">
            <text:p>1.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92937880171" calcext:value-type="float">
            <text:p>468.3929378802</text:p>
          </table:table-cell>
          <table:table-cell office:value-type="float" office:value="96.836097602624" calcext:value-type="float">
            <text:p>96.8360976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90" calcext:value-type="float">
            <text:p>90</text:p>
          </table:table-cell>
          <table:table-cell office:value-type="float" office:value="268" calcext:value-type="float">
            <text:p>268</text:p>
          </table:table-cell>
          <table:table-cell office:value-type="float" office:value="371.51497518663" calcext:value-type="float">
            <text:p>371.5149751866</text:p>
          </table:table-cell>
          <table:table-cell office:value-type="float" office:value="0" calcext:value-type="float">
            <text:p>0</text:p>
          </table:table-cell>
          <table:table-cell office:value-type="float" office:value="7.32448875343235" calcext:value-type="float">
            <text:p>7.3244887534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7036468609" calcext:value-type="float">
            <text:p>468.3770364686</text:p>
          </table:table-cell>
          <table:table-cell office:value-type="float" office:value="96.8360949515933" calcext:value-type="float">
            <text:p>96.836094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49" calcext:value-type="float">
            <text:p>49</text:p>
          </table:table-cell>
          <table:table-cell office:value-type="float" office:value="123" calcext:value-type="float">
            <text:p>123</text:p>
          </table:table-cell>
          <table:table-cell office:value-type="float" office:value="371.516818833603" calcext:value-type="float">
            <text:p>371.5168188336</text:p>
          </table:table-cell>
          <table:table-cell office:value-type="float" office:value="0" calcext:value-type="float">
            <text:p>0</text:p>
          </table:table-cell>
          <table:table-cell office:value-type="float" office:value="7.32449226439713" calcext:value-type="float">
            <text:p>7.3244922644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7036468609" calcext:value-type="float">
            <text:p>468.3770364686</text:p>
          </table:table-cell>
          <table:table-cell office:value-type="float" office:value="96.8360949515933" calcext:value-type="float">
            <text:p>96.836094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440" calcext:value-type="float">
            <text:p>440</text:p>
          </table:table-cell>
          <table:table-cell office:value-type="float" office:value="931" calcext:value-type="float">
            <text:p>931</text:p>
          </table:table-cell>
          <table:table-cell office:value-type="float" office:value="371.516924753003" calcext:value-type="float">
            <text:p>371.516924753</text:p>
          </table:table-cell>
          <table:table-cell office:value-type="float" office:value="0" calcext:value-type="float">
            <text:p>0</text:p>
          </table:table-cell>
          <table:table-cell office:value-type="float" office:value="7.32442285803403" calcext:value-type="float">
            <text:p>7.324422858</text:p>
          </table:table-cell>
          <table:table-cell office:value-type="float" office:value="0.0299989990890026" calcext:value-type="float">
            <text:p>0.0299989991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1" calcext:value-type="float">
            <text:p>1.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7036468609" calcext:value-type="float">
            <text:p>468.3770364686</text:p>
          </table:table-cell>
          <table:table-cell office:value-type="float" office:value="96.8360949515933" calcext:value-type="float">
            <text:p>96.8360949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371.515605341517" calcext:value-type="float">
            <text:p>371.5156053415</text:p>
          </table:table-cell>
          <table:table-cell office:value-type="float" office:value="0" calcext:value-type="float">
            <text:p>0</text:p>
          </table:table-cell>
          <table:table-cell office:value-type="float" office:value="5.32510176724472" calcext:value-type="float">
            <text:p>5.3251017672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446363698" calcext:value-type="float">
            <text:p>468.3754463637</text:p>
          </table:table-cell>
          <table:table-cell office:value-type="float" office:value="96.836094686496" calcext:value-type="float">
            <text:p>96.8360946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371.519877004484" calcext:value-type="float">
            <text:p>371.5198770045</text:p>
          </table:table-cell>
          <table:table-cell office:value-type="float" office:value="0" calcext:value-type="float">
            <text:p>0</text:p>
          </table:table-cell>
          <table:table-cell office:value-type="float" office:value="5.32656598386536" calcext:value-type="float">
            <text:p>5.3265659839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446363698" calcext:value-type="float">
            <text:p>468.3754463637</text:p>
          </table:table-cell>
          <table:table-cell office:value-type="float" office:value="96.836094686496" calcext:value-type="float">
            <text:p>96.8360946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371.515642883826" calcext:value-type="float">
            <text:p>371.5156428838</text:p>
          </table:table-cell>
          <table:table-cell office:value-type="float" office:value="0" calcext:value-type="float">
            <text:p>0</text:p>
          </table:table-cell>
          <table:table-cell office:value-type="float" office:value="7.32450617973984" calcext:value-type="float">
            <text:p>7.3245061797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1" calcext:value-type="float">
            <text:p>1.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446363698" calcext:value-type="float">
            <text:p>468.3754463637</text:p>
          </table:table-cell>
          <table:table-cell office:value-type="float" office:value="96.836094686496" calcext:value-type="float">
            <text:p>96.8360946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07283" calcext:value-type="float">
            <text:p>1007283</text:p>
          </table:table-cell>
          <table:table-cell office:value-type="float" office:value="469.223595221046" calcext:value-type="float">
            <text:p>469.223595221</text:p>
          </table:table-cell>
          <table:table-cell office:value-type="float" office:value="0" calcext:value-type="float">
            <text:p>0</text:p>
          </table:table-cell>
          <table:table-cell office:value-type="float" office:value="5.32455338076466" calcext:value-type="float">
            <text:p>5.3245533808</text:p>
          </table:table-cell>
          <table:table-cell office:value-type="float" office:value="54.2866592407227" calcext:value-type="float">
            <text:p>54.286659240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87353569" calcext:value-type="float">
            <text:p>468.3752873536</text:p>
          </table:table-cell>
          <table:table-cell office:value-type="float" office:value="96.8360946599863" calcext:value-type="float">
            <text:p>96.83609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57" calcext:value-type="float">
            <text:p>57</text:p>
          </table:table-cell>
          <table:table-cell office:value-type="float" office:value="152" calcext:value-type="float">
            <text:p>152</text:p>
          </table:table-cell>
          <table:table-cell office:value-type="float" office:value="377.838362571386" calcext:value-type="float">
            <text:p>377.8383625714</text:p>
          </table:table-cell>
          <table:table-cell office:value-type="float" office:value="0" calcext:value-type="float">
            <text:p>0</text:p>
          </table:table-cell>
          <table:table-cell office:value-type="float" office:value="5.32464952353283" calcext:value-type="float">
            <text:p>5.3246495235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87353569" calcext:value-type="float">
            <text:p>468.3752873536</text:p>
          </table:table-cell>
          <table:table-cell office:value-type="float" office:value="96.8360946599863" calcext:value-type="float">
            <text:p>96.83609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1638" calcext:value-type="float">
            <text:p>1041638</text:p>
          </table:table-cell>
          <table:table-cell office:value-type="float" office:value="375.571515046504" calcext:value-type="float">
            <text:p>375.5715150465</text:p>
          </table:table-cell>
          <table:table-cell office:value-type="float" office:value="0" calcext:value-type="float">
            <text:p>0</text:p>
          </table:table-cell>
          <table:table-cell office:value-type="float" office:value="7.23356223647202" calcext:value-type="float">
            <text:p>7.2335622365</text:p>
          </table:table-cell>
          <table:table-cell office:value-type="float" office:value="55.9733276367188" calcext:value-type="float">
            <text:p>55.9733276367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1" calcext:value-type="float">
            <text:p>1.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87353569" calcext:value-type="float">
            <text:p>468.3752873536</text:p>
          </table:table-cell>
          <table:table-cell office:value-type="float" office:value="96.8360946599863" calcext:value-type="float">
            <text:p>96.836094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77" calcext:value-type="float">
            <text:p>77</text:p>
          </table:table-cell>
          <table:table-cell office:value-type="float" office:value="237" calcext:value-type="float">
            <text:p>237</text:p>
          </table:table-cell>
          <table:table-cell office:value-type="float" office:value="371.513530066509" calcext:value-type="float">
            <text:p>371.5135300665</text:p>
          </table:table-cell>
          <table:table-cell office:value-type="float" office:value="0" calcext:value-type="float">
            <text:p>0</text:p>
          </table:table-cell>
          <table:table-cell office:value-type="float" office:value="7.32455515691455" calcext:value-type="float">
            <text:p>7.3245551569</text:p>
          </table:table-cell>
          <table:table-cell office:value-type="float" office:value="0.0133330002427101" calcext:value-type="float">
            <text:p>0.0133330002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7145256" calcext:value-type="float">
            <text:p>468.3752714526</text:p>
          </table:table-cell>
          <table:table-cell office:value-type="float" office:value="96.8360946573353" calcext:value-type="float">
            <text:p>96.836094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52" calcext:value-type="float">
            <text:p>52</text:p>
          </table:table-cell>
          <table:table-cell office:value-type="float" office:value="143" calcext:value-type="float">
            <text:p>143</text:p>
          </table:table-cell>
          <table:table-cell office:value-type="float" office:value="377.841112179737" calcext:value-type="float">
            <text:p>377.8411121797</text:p>
          </table:table-cell>
          <table:table-cell office:value-type="float" office:value="0" calcext:value-type="float">
            <text:p>0</text:p>
          </table:table-cell>
          <table:table-cell office:value-type="float" office:value="7.32445028576389" calcext:value-type="float">
            <text:p>7.3244502858</text:p>
          </table:table-cell>
          <table:table-cell office:value-type="float" office:value="0.00333300000056624" calcext:value-type="float">
            <text:p>0.003333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7145256" calcext:value-type="float">
            <text:p>468.3752714526</text:p>
          </table:table-cell>
          <table:table-cell office:value-type="float" office:value="96.8360946573353" calcext:value-type="float">
            <text:p>96.836094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41638" calcext:value-type="float">
            <text:p>1041638</text:p>
          </table:table-cell>
          <table:table-cell office:value-type="float" office:value="375.571503408223" calcext:value-type="float">
            <text:p>375.5715034082</text:p>
          </table:table-cell>
          <table:table-cell office:value-type="float" office:value="0" calcext:value-type="float">
            <text:p>0</text:p>
          </table:table-cell>
          <table:table-cell office:value-type="float" office:value="7.23356201470015" calcext:value-type="float">
            <text:p>7.2335620147</text:p>
          </table:table-cell>
          <table:table-cell office:value-type="float" office:value="56.2899932861328" calcext:value-type="float">
            <text:p>56.2899932861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1" calcext:value-type="float">
            <text:p>1.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7145256" calcext:value-type="float">
            <text:p>468.3752714526</text:p>
          </table:table-cell>
          <table:table-cell office:value-type="float" office:value="96.8360946573353" calcext:value-type="float">
            <text:p>96.83609465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1000" calcext:value-type="float">
            <text:p>1000</text:p>
          </table:table-cell>
          <table:table-cell office:value-type="float" office:value="997620" calcext:value-type="float">
            <text:p>997620</text:p>
          </table:table-cell>
          <table:table-cell office:value-type="float" office:value="469.223579072832" calcext:value-type="float">
            <text:p>469.2235790728</text:p>
          </table:table-cell>
          <table:table-cell office:value-type="float" office:value="0" calcext:value-type="float">
            <text:p>0</text:p>
          </table:table-cell>
          <table:table-cell office:value-type="float" office:value="7.32455530183754" calcext:value-type="float">
            <text:p>7.3245553018</text:p>
          </table:table-cell>
          <table:table-cell office:value-type="float" office:value="54.0966606140137" calcext:value-type="float">
            <text:p>54.09666061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862459" calcext:value-type="float">
            <text:p>468.3752698625</text:p>
          </table:table-cell>
          <table:table-cell office:value-type="float" office:value="96.8360946570702" calcext:value-type="float">
            <text:p>96.8360946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58" calcext:value-type="float">
            <text:p>58</text:p>
          </table:table-cell>
          <table:table-cell office:value-type="float" office:value="163" calcext:value-type="float">
            <text:p>163</text:p>
          </table:table-cell>
          <table:table-cell office:value-type="float" office:value="377.837799259271" calcext:value-type="float">
            <text:p>377.8377992593</text:p>
          </table:table-cell>
          <table:table-cell office:value-type="float" office:value="0" calcext:value-type="float">
            <text:p>0</text:p>
          </table:table-cell>
          <table:table-cell office:value-type="float" office:value="5.32457157773437" calcext:value-type="float">
            <text:p>5.3245715777</text:p>
          </table:table-cell>
          <table:table-cell office:value-type="float" office:value="0.00999899953603745" calcext:value-type="float">
            <text:p>0.0099989995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862459" calcext:value-type="float">
            <text:p>468.3752698625</text:p>
          </table:table-cell>
          <table:table-cell office:value-type="float" office:value="96.8360946570702" calcext:value-type="float">
            <text:p>96.8360946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54" calcext:value-type="float">
            <text:p>54</text:p>
          </table:table-cell>
          <table:table-cell office:value-type="float" office:value="168" calcext:value-type="float">
            <text:p>168</text:p>
          </table:table-cell>
          <table:table-cell office:value-type="float" office:value="371.515530505964" calcext:value-type="float">
            <text:p>371.515530506</text:p>
          </table:table-cell>
          <table:table-cell office:value-type="float" office:value="0" calcext:value-type="float">
            <text:p>0</text:p>
          </table:table-cell>
          <table:table-cell office:value-type="float" office:value="7.32450904473703" calcext:value-type="float">
            <text:p>7.3245090447</text:p>
          </table:table-cell>
          <table:table-cell office:value-type="float" office:value="0.00666600000113249" calcext:value-type="float">
            <text:p>0.006666</text:p>
          </table:table-cell>
          <table:table-cell office:value-type="string" calcext:value-type="string">
            <text:p>CONVERGENCE:</text:p>
          </table:table-cell>
          <table:table-cell office:value-type="string" calcext:value-type="string">
            <text:p>ZERO_GRAD_IN_CONV_</text:p>
          </table:table-cell>
          <table:table-cell office:value-type="string" calcext:value-type="string">
            <text:p>HULL,</text:p>
          </table:table-cell>
          <table:table-cell office:value-type="string" calcext:value-type="string">
            <text:p>nfree</text:p>
          </table:table-cell>
          <table:table-cell office:value-type="string" calcext:value-type="string">
            <text:p>=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1" calcext:value-type="float">
            <text:p>1.000000000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862459" calcext:value-type="float">
            <text:p>468.3752698625</text:p>
          </table:table-cell>
          <table:table-cell office:value-type="float" office:value="96.8360946570702" calcext:value-type="float">
            <text:p>96.8360946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8752" calcext:value-type="float">
            <text:p>998752</text:p>
          </table:table-cell>
          <table:table-cell office:value-type="float" office:value="469.223578908972" calcext:value-type="float">
            <text:p>469.223578909</text:p>
          </table:table-cell>
          <table:table-cell office:value-type="float" office:value="0" calcext:value-type="float">
            <text:p>0</text:p>
          </table:table-cell>
          <table:table-cell office:value-type="float" office:value="5.32455531835335" calcext:value-type="float">
            <text:p>5.3245553184</text:p>
          </table:table-cell>
          <table:table-cell office:value-type="float" office:value="54.4566612243652" calcext:value-type="float">
            <text:p>54.4566612244</text:p>
          </table:table-cell>
          <table:table-cell office:value-type="string" calcext:value-type="string">
            <text:p>STOP: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ACHED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ocedal)</text:p>
          </table:table-cell>
          <table:table-cell office:value-type="string" calcext:value-type="string">
            <text:p>run: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468.375269703449" calcext:value-type="float">
            <text:p>468.3752697034</text:p>
          </table:table-cell>
          <table:table-cell office:value-type="float" office:value="96.8360946570437" calcext:value-type="float">
            <text:p>96.836094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NORMAL_TERMINATION_IN_LNSRC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rosenbrock</text:p>
          </table:table-cell>
          <table:table-cell office:value-type="string" calcext:value-type="string">
            <text:p>(new)</text:p>
          </table:table-cell>
          <table:table-cell office:value-type="string" calcext:value-type="string">
            <text:p>run: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0000000000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377.83775469586" calcext:value-type="float">
            <text:p>377.837754695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733" meta:object-count="0"/>
    <meta:generator>LibreOffice/4.1.2.3$Linux_X86_64 LibreOffice_project/410m0$Build-3</meta:generator>
  </office:meta>
</office:document-meta>
</file>